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On the relevance of relevance</text:p>
        </text:list-item>
      </text:list>
      <text:p text:style-name="trascrizione"><text:s/>At the end of this course on course on communication, I want to introduce the concept of relevance. And I do it at the end, because the end of a communication action is a strong moment, which guarantees emphasis on what is said. So, here we are, talking about relevance. And we do it with a short story. Louis is an engineering student at Politecnico di Milano in Italy. He commutes by train every day from Como, a beautiful city by a nearby lake. Louis is a good and proficient student. He attends classes every day, studies every night. But not on Sunday. Not on Sunday. Because Louis has a hobby: hiking and climbing in the mountains. And he is quite good actually, he goes hiking almost every Sunday, even under the snow or the rain. And he is super fit! On the commuters’ train, there is our second character of the story: Mary. Mary is also an engineering student, in telecommunications. She is a smart and pretty girl and the inevitable happens: can you guess? Louis falls in love with Mary. For a couple of months,<text:s/>he admires her from afar, as they go to have a pizza with all their common friends or to the cinema. But then he decides he cannot wait anymore, so he asks her for a date. A normal date? Of course not. He asks her to go with him on a hike. And what does Mary say? Being a girl and a telecommunications engineering student, Mary has detected with her antennas that Louis is in love with her from moment zero. After widely discussing the matter with her friends, she has decided that she also likes him and so she<text:s/>says: "Yes, why not? I’m coming”. Mary, you know, is the quiet type. She does not work out. And… what’s worse… she has never been on a hike all of her life. She does not even have any proper equipment, so she goes shopping. She gets told into buying a pair<text:s/>of hiking shoes that are a little bit too small but, you now, are on sales. As backpack, she resumes the backpack her grand-grand-father used during the first world war. At this point, the third character of our story steps in: Mary’s mother, who, like Mary, has never gone hiking. Zero experience. Mary’s mother says: “Oh my dear, you are gonna be exhausted, you are gonna starve! You need to bring food”. So she fills the backpack with energy bars, chocolate bars, canned tuna, boiled eggs, sandwiches, lasagna…”. And shouldn’t we worry about cold as well? And rain? Sure we should! And that is how an additional jumper, a raincoat, additional socks, additional shoes, find their way into the grand-grand-grand father’s backpack. And Mary is good<text:s/><text:soft-page-break/>to go. The day of<text:s/>the trip dawns: Sunday, June, northern Italy. It’s pretty warm (and gonna get worse). At 6 am Louis rings the bell (it’s a little bit late in his book, but he did not dare ask Mary to leave earlier). They get by car to a small town over lake Como and they<text:s/>start hiking. The destination of their walk in the mountains is the Rosalba hut. The elevation gain to be covered is 1000 meters, not much, in Louis’s opinion. Just a nice walk. In anyone else’s opinion, it would be a strenuous hike… They start on the trail. At first, they chat nicely about this and that and Louis feels he’s in seventh heaven. “I knew it, she loves me… we are just meant for each other…”. Time passes. The sun rises high in the sky. It gets warmer. The trail gets steeper. Silence falls between the two. Have you ever experienced one of those really unpleasant situations in which you are with someone, you are kind of supposed to interact with that someone, and that someone does not want to interact with you? No matter how hard you try, she will<text:s/>not react. And you really feel frustrated. You get it? Ok, that’s the situation Louis is in. Turning from bliss to despair. Utter despair. “She does not love me, oh my God, I will never find another girl like her…”. Truth be told, this is not the problem.<text:s/>The problem is that Mary is dead tired. The backpack is too heavy. The boots are too little and the pain is excruciating. But she does not want to complain. She’s well aware that Louis’s previous fiancé, Drizella, was super fit and a winner of trail competitions. So she resists. But she can’t possibly spare breath to also chat. Time passes. The sun rises high in the sky. It gets warmer. Eventually, it’s too much on Mary. No matter how proud you may be, there is a limit to everything. So she asks: “How long<text:s/>still?” How long still. What are the possible answers? What would you answer? Here are some options, some of them by my students. Usually, when I ask my students to answer, the first or the second options they produce is something like: “Not much/5 minutes…” And I ask them: “But is this the truth?” And they say: “Of course not”. They are probably reminiscent of how they were cheated by parents when small… Anyway, option number 1 is a lie. It is a possibility of course and human beings do use it. But still,<text:s/>it may not be the best option: maybe Louis does not want to start a relationship with a lie, you may agree with that, right? So another option is… the truth. “More or less 2 hours” Thanks to his smartwatch, Louis could even be more precise: “At this speed,<text:s/>my estimation is that we will reach the hut in 1 hour and 56 minutes. There are still 737 meters in elevation to cover”. Note please that this is the answer a chatbot could give: the “as accurate as possible" truth. And then there are other options, like:<text:s/>“Are you tired?” or “Why don’t we stop?” The options are actually innumerable and every year, asking my students, I discover new ones. For example this one, which I nicknamed “the Japanese etiquette” answer: “You now what, I am tired. Why don’t we stop? (and eat some of the food your mama gave you…)”. Time to draw lessons from all this. Relevance: in communication, relevance is how well your communication fits with the implicit or explicit question it is meant to answer. The better – the more relevant. With this definition in mind, take a decision on which of the answers we sketched before, according to you, is the most relevant (and if you come up with better options – please do send them to me). There are further lessons to draw, which I personally find comforting and encouraging: first, the fact that there are many options. Humans are creative, we have got a thousand ways to react to situations. Second, that we happily break the hypothetical rules<text:s/><text:soft-page-break/>of communication (and that is why it is not easy to teach<text:s/>a chatbot how to speak): it may be that the best reply to Mary’s question is another question. Third and final, that the verbal component of the communication is not the only player. The hidden part is also there (like the hidden part of an iceberg) and you have to be aware of it in order to be relevant. It is so important that sometimes the verbal part is just an excuse for hinting at what really matters and is not spoken aloud. Think about this dialogue, which works perfectly: “How long still?” “Shall we<text:s/>sit and have something to eat?”. If you consider the words only, there is no relation. If you consider the hidden part, it makes perfect sense. Oh, you may wonder, how are Mary and Louis doing. The story ends well, they are now together and they are doing<text:s/>just fine. Mary is training for trail running… and Louis? Louis is taking a communication cour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3</text:page-number></text:span><text:span text:style-name="T7">/</text:span><text:span text:style-name="T8"><text:page-count>3</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37:00Z</meta:creation-date>
    <dc:date>2020-08-18T13:37:00Z</dc:date>
    <meta:template xlink:href="Normal.dotm" xlink:type="simple"/>
    <meta:editing-cycles>2</meta:editing-cycles>
    <meta:editing-duration>PT0S</meta:editing-duration>
    <meta:document-statistic meta:page-count="3" meta:paragraph-count="14" meta:word-count="1099" meta:character-count="7353" meta:row-count="52" meta:non-whitespace-character-count="6268"/>
  </office:meta>
</office:document-meta>
</file>